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8pt" style:text-underline-style="solid" style:text-underline-width="auto" style:text-underline-color="font-color" fo:font-weight="bold" officeooo:rsid="0007738c" officeooo:paragraph-rsid="0007738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7738c" officeooo:paragraph-rsid="0007738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883ae" officeooo:paragraph-rsid="000883a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8f626" officeooo:paragraph-rsid="0008f62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9da4d" officeooo:paragraph-rsid="0009da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0883ae" officeooo:paragraph-rsid="000883a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bold" officeooo:rsid="0007738c" officeooo:paragraph-rsid="0007738c" style:font-size-asian="10.5pt" style:font-weight-asian="bold" style:font-size-complex="12pt" style:font-weight-complex="bold"/>
    </style:style>
    <style:style style:name="T1" style:family="text">
      <style:text-properties officeooo:rsid="000883ae"/>
    </style:style>
    <style:style style:name="T2" style:family="text">
      <style:text-properties officeooo:rsid="00096064"/>
    </style:style>
    <style:style style:name="T3" style:family="text">
      <style:text-properties officeooo:rsid="0009da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9da4d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9da4d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09da4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u come settare python <text:span text:style-name="T1">e git</text:span> su Ubuntu</text:p>
      <text:p text:style-name="P1"/>
      <text:p text:style-name="P7">Dove trovare il codice <text:span text:style-name="T3">per installare .py3 su Ubuntu 22.04</text:span>:</text:p>
      <text:p text:style-name="P7"/>
      <text:p text:style-name="P2"><text:a xlink:type="simple" xlink:href="https://www.digitalocean.com/community/tutorials/how-to-install-python-3-and-set-up-a-programming-environment-on-ubuntu-22-04" text:style-name="Internet_20_link" text:visited-style-name="Visited_20_Internet_20_Link">https://www.digitalocean.com/community/tutorials/how-to-install-python-3-and-set-up-a-programming-environment-on-ubuntu-22-04</text:a></text:p>
      <text:p text:style-name="Horizontal_20_Line"/>
      <text:p text:style-name="P6">Come aggiornare il GIT:</text:p>
      <text:p text:style-name="P6"/>
      <text:p text:style-name="P4">Per <text:span text:style-name="T4">accedere </text:span>installare <text:a xlink:type="simple" xlink:href="https://github.com/git-ecosystem/git-credential-manager?search=1" text:style-name="Internet_20_link" text:visited-style-name="Visited_20_Internet_20_Link"><text:span text:style-name="T2">git </text:span></text:a><text:a xlink:type="simple" xlink:href="https://github.com/git-ecosystem/git-credential-manager?search=1" text:style-name="Internet_20_link" text:visited-style-name="Visited_20_Internet_20_Link"><text:span text:style-name="T3">credential manager</text:span></text:a><text:span text:style-name="T3"> e seguire il manuale di installazione (tarball)</text:span></text:p>
      <text:p text:style-name="P3">- Se non si ha la <text:span text:style-name="T10">repository</text:span><text:span text:style-name="T9"> in locale </text:span>utilizza il comando “git clone [repository_link]”</text:p>
      <text:p text:style-name="P5">- <text:span text:style-name="T4">Satato</text:span> attuale del git: “git status”</text:p>
      <text:p text:style-name="P5">- <text:span text:style-name="T4">Aggiornati </text:span>con gli ultimi file aggiunti: “git pull”</text:p>
      <text:p text:style-name="P5">- <text:span text:style-name="T4">Inviare </text:span>file: <text:span text:style-name="T4">1)</text:span> “git add [new_file_name/path]” <text:span text:style-name="T4">2)</text:span> “git commit -m “[commento]” <text:span text:style-name="T4">3)</text:span> “git push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0:23:24.903475888</meta:creation-date>
    <dc:date>2023-07-11T11:53:39.710260772</dc:date>
    <meta:editing-duration>PT8M33S</meta:editing-duration>
    <meta:editing-cycles>1</meta:editing-cycles>
    <meta:document-statistic meta:table-count="0" meta:image-count="0" meta:object-count="0" meta:page-count="1" meta:paragraph-count="9" meta:word-count="83" meta:character-count="620" meta:non-whitespace-character-count="546"/>
    <meta:generator>LibreOffice/7.3.7.2$Linux_X86_64 LibreOffice_project/30$Build-2</meta:generator>
  </office:meta>
</office:document-meta>
</file>